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72%" fo:text-align="start" style:justify-single-word="false" fo:keep-together="auto" fo:orphans="0" fo:widows="0" fo:text-indent="0in" style:auto-text-indent="false" fo:break-before="auto" fo:break-after="auto" fo:padding="0in" fo:border="none" fo:keep-with-next="auto"/>
    </style:style>
    <style:style style:name="P2" style:family="paragraph" style:parent-style-name="Standard">
      <style:paragraph-properties fo:margin-left="0in" fo:margin-right="0in" fo:margin-top="0in" fo:margin-bottom="0in" loext:contextual-spacing="false" fo:line-height="172%" fo:text-align="center" style:justify-single-word="false" fo:keep-together="auto" fo:orphans="0" fo:widows="0" fo:text-indent="0in" style:auto-text-indent="false" fo:break-before="auto" fo:break-after="auto" fo:padding="0in" fo:border="none" fo:keep-with-next="auto">
        <style:tab-stops>
          <style:tab-stop style:position="3.3465in" style:type="center"/>
          <style:tab-stop style:position="6.6937in" style:type="right"/>
        </style:tab-stops>
      </style:paragraph-properties>
    </style:style>
    <style:style style:name="P3" style:family="paragraph" style:parent-style-name="Standard">
      <style:paragraph-properties fo:margin-left="0in" fo:margin-right="0in" fo:margin-top="0in" fo:margin-bottom="0in" loext:contextual-spacing="false" fo:line-height="172%" fo:text-align="start" style:justify-single-word="false" fo:keep-together="auto" fo:orphans="0" fo:widows="0" fo:text-indent="0in" style:auto-text-indent="false" fo:break-before="auto" fo:break-after="auto" fo:padding="0in" fo:border="none" fo:keep-with-next="auto"/>
      <style:text-properties fo:font-variant="normal" fo:text-transform="none" fo:color="#0000ff"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P4" style:family="paragraph" style:parent-style-name="Standard">
      <style:paragraph-properties fo:margin-left="0in" fo:margin-right="0in" fo:margin-top="0in" fo:margin-bottom="0in" loext:contextual-spacing="false" fo:line-height="172%"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P5" style:family="paragraph" style:parent-style-name="Standard">
      <style:paragraph-properties fo:margin-left="0in" fo:margin-right="0in" fo:margin-top="0in" fo:margin-bottom="0in" loext:contextual-spacing="false" fo:line-height="172%" fo:text-align="start" style:justify-single-word="false" fo:keep-together="auto" fo:orphans="0" fo:widows="0" fo:text-indent="0.1965in" style:auto-text-indent="false" fo:break-before="auto" fo:break-after="auto" fo:padding="0in" fo:border="none" fo:keep-with-next="auto"/>
    </style:style>
    <style:style style:name="P6" style:family="paragraph" style:parent-style-name="Standard">
      <style:paragraph-properties fo:margin-left="0in" fo:margin-right="0in" fo:margin-top="0in" fo:margin-bottom="0in" loext:contextual-spacing="false" fo:line-height="172%" fo:text-align="start" style:justify-single-word="false" fo:keep-together="auto" fo:orphans="0" fo:widows="0" fo:text-indent="0.1965in" style:auto-text-indent="false" fo:break-before="auto" fo:break-after="auto" fo:padding="0in" fo:border="none" fo:keep-with-next="auto"/>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P7" style:family="paragraph" style:parent-style-name="Title" style:master-page-name="Standard">
      <style:paragraph-properties style:page-number="1"/>
    </style:style>
    <style:style style:name="T1" style:family="text">
      <style:text-properties fo:font-variant="normal" fo:text-transform="none" fo:color="#0000ff"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T2" style:family="text">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T3" style:family="text">
      <style:text-properties fo:font-variant="normal" fo:text-transform="none" fo:color="#000000" style:text-line-through-style="none" style:text-line-through-type="none" style:text-position="0% 100%" style:font-name="Courier New" fo:font-size="12pt" fo:font-style="normal" style:text-underline-style="none" fo:font-weight="bold" style:font-name-asian="Courier New1" style:font-size-asian="12pt" style:font-style-asian="normal" style:font-weight-asian="bold" style:font-name-complex="Courier New1" style:font-size-complex="12pt"/>
    </style:style>
    <style:style style:name="T4" style:family="text">
      <style:text-properties fo:font-variant="normal" fo:text-transform="none" fo:color="#000000" style:text-line-through-style="none" style:text-line-through-type="none" style:text-position="0% 100%" style:font-name="Courier New" fo:font-size="12pt" fo:font-style="italic" style:text-underline-style="none" fo:font-weight="normal" style:font-name-asian="Courier New1" style:font-size-asian="12pt" style:font-style-asian="italic" style:font-weight-asian="normal" style:font-name-complex="Courier New1" style:font-size-complex="12pt"/>
    </style:style>
    <style:style style:name="T5" style:family="text">
      <style:text-properties fo:font-variant="normal" fo:text-transform="none" fo:color="#0080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T6" style:family="text">
      <style:text-properties fo:font-variant="normal" fo:text-transform="none" fo:color="#b22222"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T7" style:family="text">
      <style:text-properties fo:font-variant="normal" fo:text-transform="none" fo:color="#80808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Hal Spacejock book one - Sample yWriter Project</text:p>
      <text:p text:style-name="Subtitle">Simon Haynes</text:p>
      <text:p text:style-name="Heading_20_2">Info</text:p>
      <text:p text:style-name="P1"><text:span text:style-name="T1">[ScID:120 (Notes)]</text:span></text:p>
      <text:p text:style-name="P1"><text:span text:style-name="T2">*** IMPORTANT ***</text:span></text:p>
      <text:p text:style-name="P5"><text:span text:style-name="T2">Uninstalling yWriter5 will uninstall (delete) this sample project.</text:span></text:p>
      <text:p text:style-name="P5"><text:span text:style-name="T2">Reinstalling yWriter5 will overwrite this sample project.</text:span></text:p>
      <text:p text:style-name="P6"/>
      <text:p text:style-name="P5"><text:span text:style-name="T2">Therefore, rather than modifying this project with your own content, </text:span><text:span text:style-name="T3">please create a new project for your own work</text:span><text:span text:style-name="T2">. (</text:span><text:span text:style-name="T4">Project - Create Empty Project</text:span><text:span text:style-name="T2">, or </text:span><text:span text:style-name="T4">Project - New Project Wizard</text:span><text:span text:style-name="T2">)</text:span></text:p>
      <text:p text:style-name="P6"/>
      <text:p text:style-name="P5"><text:span text:style-name="T2">Any new projects created with yWriter5 will not be deleted, overwritten or modified when you uninstall or reinstall the software.</text:span></text:p>
      <text:p text:style-name="P1"><text:span text:style-name="T1">[/ScID (Notes)]</text:span></text:p>
      <text:p text:style-name="P3"/>
      <text:p text:style-name="P1"><text:span text:style-name="T5">[ChID:34]</text:span></text:p>
      <text:p text:style-name="Heading_20_1">Part 1</text:p>
      <text:p text:style-name="P1"><text:span text:style-name="T5">[/ChID]</text:span></text:p>
      <text:p text:style-name="P1"><text:span text:style-name="T5">[ChID:1]</text:span></text:p>
      <text:p text:style-name="Heading_20_2">Chapter 1</text:p>
      <text:p text:style-name="P1"><text:span text:style-name="T5">[ScID:1]</text:span></text:p>
      <text:p text:style-name="P1"><text:span text:style-name="T2">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text:span></text:p>
      <text:p text:style-name="P1"><text:soft-page-break/><text:span text:style-name="T2">###</text:span></text:p>
      <text:p text:style-name="P1"><text:span text:style-name="T2">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span></text:p>
      <text:p text:style-name="P5"><text:span text:style-name="T2">"Your turn," said the Navcom, in a neutral female voice.</text:span></text:p>
      <text:p text:style-name="P5"><text:span text:style-name="T2">"I'm thinking."</text:span></text:p>
      <text:p text:style-name="P5"><text:span text:style-name="T2">"While you're planning your opening move, can I tell you about a special offer?"</text:span></text:p>
      <text:p text:style-name="P5"><text:span text:style-name="T2">"What kind of offer?" asked Hal suspiciously.</text:span></text:p>
      <text:p text:style-name="P5"><text:span text:style-name="T2">"Planet books have a chess title on sale."</text:span></text:p>
      <text:p text:style-name="P5"><text:span text:style-name="T2">"Really? Put it on main."</text:span></text:p>
      <text:p text:style-name="P5"><text:span text:style-name="T2">The wide viewscreen above the console turned red, and the word 'SaLE' appeared in vibrating yellow text. The letters grew legs and marched off the screen, bringing a wire basket on wheels into view.</text:span></text:p>
      <text:p text:style-name="P5"><text:span text:style-name="T2">"I don't need all this crap," said Hal. "Just show me the deal."</text:span></text:p>
      <text:p text:style-name="P5"><text:span text:style-name="T2">"Almost there," said the Navcom. "Keep watching."</text:span></text:p>
      <text:p text:style-name="P5"><text:span text:style-name="T2">A flock of pigeons burst from the basket, leaving a tumbling cloud of feathers which dropped to the ground and formed the words 'Special Offer'. a gust of wind blew the feathers away, and a book title flashed up on the screen.</text:span></text:p>
      <text:p text:style-name="P5"><text:span text:style-name="T2">"Chess for the intellectually challenged?" said Hal, staring at the cover in disbelief. "Is this some kind of joke?"</text:span></text:p>
      <text:p text:style-name="P5"><text:span text:style-name="T2">"It's part of a popular series," said the Navcom.</text:span></text:p>
      <text:p text:style-name="P5"><text:span text:style-name="T2">"What are the others? Interstellar navigation for nutters? Moon landings for morons?"</text:span></text:p>
      <text:p text:style-name="P5"><text:span text:style-name="T2">"Shall I add those titles to your basket?"</text:span></text:p>
      <text:p text:style-name="P6"/>
      <text:p text:style-name="P5"><text:span text:style-name="T2">. . .</text:span></text:p>
      <text:p text:style-name="P1"><text:span text:style-name="T5">[/ScID]</text:span></text:p>
      <text:p text:style-name="P1"><text:span text:style-name="T5">[/ChID]</text:span></text:p>
      <text:p text:style-name="P1"><text:span text:style-name="T5">[ChID:2]</text:span></text:p>
      <text:p text:style-name="Heading_20_2"><text:soft-page-break/>Chapter 2</text:p>
      <text:p text:style-name="P1"><text:span text:style-name="T5">[ScID:2]</text:span></text:p>
      <text:p text:style-name="P1"><text:span text:style-name="T2">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span></text:p>
      <text:p text:style-name="P5"><text:span text:style-name="T2">. . .</text:span></text:p>
      <text:p text:style-name="P1"><text:span text:style-name="T5">[/ScID]</text:span></text:p>
      <text:p text:style-name="Heading_20_4">* * *</text:p>
      <text:p text:style-name="P1"><text:span text:style-name="T5">[ScID:3]</text:span></text:p>
      <text:p text:style-name="P1"><text:span text:style-name="T2">Hal was pacing the Black Gull's flight deck, ready to put his fist through the nearest wall. "What do you mean, you can't call Jerling back? What do you mean you didn't save his details?"</text:span></text:p>
      <text:p text:style-name="P5"><text:span text:style-name="T2">"I erased the record after you turned the job down."</text:span></text:p>
      <text:p text:style-name="P5"><text:span text:style-name="T2">"So look it up again!"</text:span></text:p>
      <text:p text:style-name="Heading_20_2">New chapter|Inserted chapter</text:p>
      <text:p text:style-name="P5"><text:span text:style-name="T2">"Negative, we can't afford the search fees." The Navcom hesitated. "Incidentally, it's your move."</text:span></text:p>
      <text:p text:style-name="P5"><text:span text:style-name="T2">"How can you think of a bloody chess game at a time like this?"</text:span></text:p>
      <text:p text:style-name="P5"><text:span text:style-name="T2">"You're only saying that because you're losing."</text:span></text:p>
      <text:p text:style-name="P6"/>
      <text:p text:style-name="P5"><text:span text:style-name="T2">. . .</text:span></text:p>
      <text:p text:style-name="P1"><text:span text:style-name="T5">[/ScID]</text:span></text:p>
      <text:p text:style-name="P1"><text:span text:style-name="T5">[/ChID]</text:span></text:p>
      <text:p text:style-name="P1"><text:span text:style-name="T1">[ChID:3 (Notes)]</text:span></text:p>
      <text:p text:style-name="Heading_20_2">Chapter 3</text:p>
      <text:p text:style-name="P1"><text:span text:style-name="T1">[ScID:4 (Notes)]</text:span></text:p>
      <text:p text:style-name="P1"><text:soft-page-break/><text:span text:style-name="T2">"No sign of Jerling's pilot," said Hal, who was standing in the Black Gull's airlock peering through a scratched, yellowed porthole. He cupped his hands to the plastic and squinted, but it made little difference. "There could be an army out there and I wouldn't know it."</text:span></text:p>
      <text:p text:style-name="P5"><text:span text:style-name="T2">"Why don't you open the door?" asked the Navcom.</text:span></text:p>
      <text:p text:style-name="P5"><text:span text:style-name="T2">"No thanks. Vurdi's robot might be hanging around."</text:span></text:p>
      <text:p text:style-name="P6"/>
      <text:p text:style-name="P5"><text:span text:style-name="T2">. . .</text:span></text:p>
      <text:p text:style-name="P1"><text:span text:style-name="T1">[/ScID (Notes)]</text:span></text:p>
      <text:p text:style-name="P1"><text:span text:style-name="T1">[/ChID (Notes)]</text:span></text:p>
      <text:p text:style-name="P1"><text:span text:style-name="T5">[ChID:4]</text:span></text:p>
      <text:p text:style-name="Heading_20_2">Chapter 4</text:p>
      <text:p text:style-name="P1"><text:span text:style-name="T5">[ScID:5]</text:span></text:p>
      <text:p text:style-name="P1"><text:span text:style-name="T2">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span></text:p>
      <text:p text:style-name="P5"><text:span text:style-name="T2">Hal's ship was somewhat further down the alphabet, and was therefore sitting in a disused corner of the field about as far from the amenities as the nearest moon. The area around the </text:span><text:span text:style-name="T4">Black Gull</text:span><text:span text:style-name="T2">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span></text:p>
      <text:p text:style-name="P6"/>
      <text:p text:style-name="P5"><text:span text:style-name="T2">. . .</text:span></text:p>
      <text:p text:style-name="P1"><text:span text:style-name="T5">[/ScID]</text:span></text:p>
      <text:p text:style-name="Heading_20_4">* * *</text:p>
      <text:p text:style-name="P1"><text:span text:style-name="T5">[ScID:6]</text:span></text:p>
      <text:p text:style-name="P1"><text:span text:style-name="T2">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span></text:p>
      <text:p text:style-name="P5"><text:span text:style-name="T2">"Yes."</text:span></text:p>
      <text:p text:style-name="P5"><text:span text:style-name="T2">"Run a search, please. All details on a company called Incubots."</text:span></text:p>
      <text:p text:style-name="P5"><text:span text:style-name="T2">There was a brief pause. "Owned by Redge Muller. Incubots specialises in robot programming and advanced pilot training."</text:span></text:p>
      <text:p text:style-name="P5"><text:soft-page-break/><text:span text:style-name="T2">Clunk looked relieved. "So that's what Mr. Jerling has in store for me. When I questioned him on the subject he was rather evasive."</text:span></text:p>
      <text:p text:style-name="P5"><text:span text:style-name="T2">"Humans tell lies about the most trivial matters."</text:span></text:p>
      <text:p text:style-name="P6"/>
      <text:p text:style-name="P5"><text:span text:style-name="T2">. . .</text:span></text:p>
      <text:p text:style-name="P1"><text:span text:style-name="T5">[/ScID]</text:span></text:p>
      <text:p text:style-name="Heading_20_4">* * *</text:p>
      <text:p text:style-name="P1"><text:span text:style-name="T5">[ScID:7]</text:span></text:p>
      <text:p text:style-name="P1"><text:span text:style-name="T2">Hal left the maintenance vehicle in the spaceport's outer carpark and walked to the admin block. An information kiosk directed him to an elevator, where he pressed the button marked 'Portmaster'.</text:span></text:p>
      <text:p text:style-name="P5"><text:span text:style-name="T2">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span></text:p>
      <text:p text:style-name="P6"/>
      <text:p text:style-name="P5"><text:span text:style-name="T2">. . .</text:span></text:p>
      <text:p text:style-name="P1"><text:span text:style-name="T5">[/ScID]</text:span></text:p>
      <text:p text:style-name="Heading_20_4">* * *</text:p>
      <text:p text:style-name="P1"><text:span text:style-name="T5">[ScID:8]</text:span></text:p>
      <text:p text:style-name="P1"><text:span text:style-name="T2">"Simulation suspended, incoming message."</text:span></text:p>
      <text:p text:style-name="P5"><text:span text:style-name="T2">The cloud cities of Aklam faded from Clunk's vision. "What?"</text:span></text:p>
      <text:p text:style-name="P5"><text:span text:style-name="T2">"Incoming message."</text:span></text:p>
      <text:p text:style-name="P5"><text:span text:style-name="T2">"Are we meant to answer it?"</text:span></text:p>
      <text:p text:style-name="P5"><text:span text:style-name="T2">"It's Mr. Spacejock," said the Navcom.</text:span></text:p>
      <text:p text:style-name="P5"><text:span text:style-name="T2">Clunk sat up straight. "Please open the connection."</text:span></text:p>
      <text:p text:style-name="P5"><text:span text:style-name="T2">"Hey, robot!" called Hal.</text:span></text:p>
      <text:p text:style-name="P5"><text:soft-page-break/><text:span text:style-name="T2">"Yes, sir?"</text:span></text:p>
      <text:p text:style-name="P5"><text:span text:style-name="T2">"Call Jerling and get me a loan. I need three hundred in cash for landing fees and fuel."</text:span></text:p>
      <text:p text:style-name="P5"><text:span text:style-name="T2">"I don't think he'll lend you any money," said Clunk dubiously.</text:span></text:p>
      <text:p text:style-name="P5"><text:span text:style-name="T2">. . .</text:span></text:p>
      <text:p text:style-name="P1"><text:span text:style-name="T5">[/ScID]</text:span></text:p>
      <text:p text:style-name="P1"><text:span text:style-name="T5">[/ChID]</text:span></text:p>
      <text:p text:style-name="P1"><text:span text:style-name="T5">[ChID:5]</text:span></text:p>
      <text:p text:style-name="Heading_20_2">Chapter 5</text:p>
      <text:p text:style-name="P1"><text:span text:style-name="T6">[ScID:9 (ToDo)]</text:span></text:p>
      <text:p text:style-name="P1"><text:span text:style-name="T2">Portmaster Linten studied Hal across the desk, eyes narrowed. "Are you telling me this Jerling character will pay your bill?"</text:span></text:p>
      <text:p text:style-name="P5"><text:span text:style-name="T2">"He has to. I can't deliver his cargo if the Gull is stuck here, can I?"</text:span></text:p>
      <text:p text:style-name="P5"><text:span text:style-name="T2">The commset buzzed and Linten leant forward. "Yes?"</text:span></text:p>
      <text:p text:style-name="P5"><text:span text:style-name="T2">There was a crackling sound. "Help! Fire!" said a voice over the noise.</text:span></text:p>
      <text:p text:style-name="P5"><text:span text:style-name="T2">"Who is this? What are you talking about?"</text:span></text:p>
      <text:p text:style-name="P5"><text:span text:style-name="T2">"The grass is burning," cried the voice. "There's a fire on the landing field!"</text:span></text:p>
      <text:p text:style-name="P5"><text:span text:style-name="T2">"Which pad?"</text:span></text:p>
      <text:p text:style-name="P5"><text:span text:style-name="T2">"Fifty-two," said Hal, smothering a grin. "That's Clunk." He leant towards the commset. "Clunk, is the ship in danger from this, er, fire?"</text:span></text:p>
      <text:p text:style-name="P5"><text:span text:style-name="T2">"Not yet, Mr Spacejock, but it soon will be. Would you like me to move it out of the way?"</text:span></text:p>
      <text:p text:style-name="P5"><text:span text:style-name="T2">"You keep your hands off the controls. I'll be there in a tick."</text:span></text:p>
      <text:p text:style-name="P5"><text:span text:style-name="T2">"You'll have to hurry, the fire's right up to the refuelling cluster. If that explodes--"</text:span></text:p>
      <text:p text:style-name="P6"/>
      <text:p text:style-name="P5"><text:soft-page-break/><text:span text:style-name="T2">. . .</text:span></text:p>
      <text:p text:style-name="P1"><text:span text:style-name="T6">[/ScID (ToDo)]</text:span></text:p>
      <text:p text:style-name="Heading_20_4">* * *</text:p>
      <text:p text:style-name="P1"><text:span text:style-name="T5">[ScID:10]</text:span></text:p>
      <text:p text:style-name="P1"><text:span text:style-name="T2">"Deploy fire hose!" shouted Clunk.</text:span></text:p>
      <text:p text:style-name="P5"><text:span text:style-name="T2">"Deploying." There was a whining sound outside the hull, which stopped with a sharp crack.</text:span></text:p>
      <text:p text:style-name="P5"><text:span text:style-name="T2">"What was that?"</text:span></text:p>
      <text:p text:style-name="P5"><text:span text:style-name="T2">"The reel just fell off," said the Navcom.</text:span></text:p>
      <text:p text:style-name="P6"/>
      <text:p text:style-name="P5"><text:span text:style-name="T2">. . .</text:span></text:p>
      <text:p text:style-name="P1"><text:span text:style-name="T5">[/ScID]</text:span></text:p>
      <text:p text:style-name="P1"><text:span text:style-name="T5">[/ChID]</text:span></text:p>
      <text:p text:style-name="P1"><text:span text:style-name="T6">[ChID:6 (ToDo)]</text:span></text:p>
      <text:p text:style-name="Heading_20_2">Chapter 6</text:p>
      <text:p text:style-name="P1"><text:span text:style-name="T6">[ScID:58 (ToDo)]</text:span></text:p>
      <text:p text:style-name="P1"><text:span text:style-name="T2">This bird is not dead ...</text:span></text:p>
      <text:p text:style-name="P1"><text:span text:style-name="T6">[/ScID (ToDo)]</text:span></text:p>
      <text:p text:style-name="Heading_20_4">* * *</text:p>
      <text:p text:style-name="P1"><text:span text:style-name="T6">[ScID:12 (ToDo)]</text:span></text:p>
      <text:p text:style-name="P4"/>
      <text:p text:style-name="P1"><text:span text:style-name="T6">[/ScID (ToDo)]</text:span></text:p>
      <text:p text:style-name="P1"><text:soft-page-break/><text:span text:style-name="T6">[/ChID (ToDo)]</text:span></text:p>
      <text:p text:style-name="P1"><text:span text:style-name="T5">[ChID:7]</text:span></text:p>
      <text:p text:style-name="Heading_20_2">Chapter 7</text:p>
      <text:p text:style-name="P1"><text:span text:style-name="T5">[ScID:15]</text:span></text:p>
      <text:p text:style-name="P4"/>
      <text:p text:style-name="P1"><text:span text:style-name="T5">[/ScID]</text:span></text:p>
      <text:p text:style-name="P1"><text:span text:style-name="T5">[/ChID]</text:span></text:p>
      <text:p text:style-name="P1"><text:span text:style-name="T5">[ChID:8]</text:span></text:p>
      <text:p text:style-name="Heading_20_2">Chapter 8</text:p>
      <text:p text:style-name="P1"><text:span text:style-name="T5">[ScID:17]</text:span></text:p>
      <text:p text:style-name="P4"/>
      <text:p text:style-name="P1"><text:span text:style-name="T5">[/ScID]</text:span></text:p>
      <text:p text:style-name="P1"><text:span text:style-name="T5">[/ChID]</text:span></text:p>
      <text:p text:style-name="P1"><text:span text:style-name="T5">[ChID:9]</text:span></text:p>
      <text:p text:style-name="Heading_20_2">Chapter 9</text:p>
      <text:p text:style-name="P1"><text:span text:style-name="T5">[ScID:19]</text:span></text:p>
      <text:p text:style-name="P4"/>
      <text:p text:style-name="P1"><text:span text:style-name="T5">[/ScID]</text:span></text:p>
      <text:p text:style-name="P1"><text:span text:style-name="T5">[/ChID]</text:span></text:p>
      <text:p text:style-name="P1"><text:span text:style-name="T5">[ChID:10]</text:span></text:p>
      <text:p text:style-name="Heading_20_2">Chapter 10</text:p>
      <text:p text:style-name="P1"><text:soft-page-break/><text:span text:style-name="T5">[ScID:22]</text:span></text:p>
      <text:p text:style-name="P4"/>
      <text:p text:style-name="P1"><text:span text:style-name="T5">[/ScID]</text:span></text:p>
      <text:p text:style-name="P1"><text:span text:style-name="T5">[/ChID]</text:span></text:p>
      <text:p text:style-name="P1"><text:span text:style-name="T5">[ChID:11]</text:span></text:p>
      <text:p text:style-name="Heading_20_2">Chapter 11</text:p>
      <text:p text:style-name="P1"><text:span text:style-name="T5">[ScID:25]</text:span></text:p>
      <text:p text:style-name="P4"/>
      <text:p text:style-name="P1"><text:span text:style-name="T5">[/ScID]</text:span></text:p>
      <text:p text:style-name="Heading_20_4">* * *</text:p>
      <text:p text:style-name="P1"><text:span text:style-name="T5">[ScID:27]</text:span></text:p>
      <text:p text:style-name="P4"/>
      <text:p text:style-name="P1"><text:span text:style-name="T5">[/ScID]</text:span></text:p>
      <text:p text:style-name="P1"><text:span text:style-name="T5">[/ChID]</text:span></text:p>
      <text:p text:style-name="P1"><text:span text:style-name="T5">[ChID:12]</text:span></text:p>
      <text:p text:style-name="Heading_20_2">Chapter 12</text:p>
      <text:p text:style-name="P1"><text:span text:style-name="T5">[ScID:29]</text:span></text:p>
      <text:p text:style-name="P4"/>
      <text:p text:style-name="P1"><text:span text:style-name="T5">[/ScID]</text:span></text:p>
      <text:p text:style-name="Heading_20_4">* * *</text:p>
      <text:p text:style-name="P1"><text:span text:style-name="T5">[ScID:31]</text:span></text:p>
      <text:p text:style-name="P4"><text:soft-page-break/></text:p>
      <text:p text:style-name="P1"><text:span text:style-name="T5">[/ScID]</text:span></text:p>
      <text:p text:style-name="P1"><text:span text:style-name="T5">[/ChID]</text:span></text:p>
      <text:p text:style-name="P1"><text:span text:style-name="T5">[ChID:13]</text:span></text:p>
      <text:p text:style-name="Heading_20_2">Chapter 13</text:p>
      <text:p text:style-name="P1"><text:span text:style-name="T5">[ScID:34]</text:span></text:p>
      <text:p text:style-name="P4"/>
      <text:p text:style-name="P1"><text:span text:style-name="T5">[/ScID]</text:span></text:p>
      <text:p text:style-name="P1"><text:span text:style-name="T5">[/ChID]</text:span></text:p>
      <text:p text:style-name="P1"><text:span text:style-name="T5">[ChID:14]</text:span></text:p>
      <text:p text:style-name="Heading_20_2">Chapter 14</text:p>
      <text:p text:style-name="P1"><text:span text:style-name="T5">[/ChID]</text:span></text:p>
      <text:p text:style-name="P1"><text:span text:style-name="T5">[ChID:15]</text:span></text:p>
      <text:p text:style-name="Heading_20_2">Chapter 15</text:p>
      <text:p text:style-name="P1"><text:span text:style-name="T5">[ScID:38]</text:span></text:p>
      <text:p text:style-name="P4"/>
      <text:p text:style-name="P1"><text:span text:style-name="T5">[/ScID]</text:span></text:p>
      <text:p text:style-name="Heading_20_4">* * *</text:p>
      <text:p text:style-name="P1"><text:span text:style-name="T5">[ScID:40]</text:span></text:p>
      <text:p text:style-name="P4"/>
      <text:p text:style-name="P1"><text:span text:style-name="T5">[/ScID]</text:span></text:p>
      <text:p text:style-name="P1"><text:soft-page-break/><text:span text:style-name="T5">[/ChID]</text:span></text:p>
      <text:p text:style-name="P1"><text:span text:style-name="T5">[ChID:16]</text:span></text:p>
      <text:p text:style-name="Heading_20_2">Chapter 16</text:p>
      <text:p text:style-name="P1"><text:span text:style-name="T5">[ScID:43]</text:span></text:p>
      <text:p text:style-name="P4"/>
      <text:p text:style-name="P1"><text:span text:style-name="T5">[/ScID]</text:span></text:p>
      <text:p text:style-name="Heading_20_4">* * *</text:p>
      <text:p text:style-name="P1"><text:span text:style-name="T5">[ScID:45]</text:span></text:p>
      <text:p text:style-name="P4"/>
      <text:p text:style-name="P1"><text:span text:style-name="T5">[/ScID]</text:span></text:p>
      <text:p text:style-name="P1"><text:span text:style-name="T5">[/ChID]</text:span></text:p>
      <text:p text:style-name="P1"><text:span text:style-name="T5">[ChID:17]</text:span></text:p>
      <text:p text:style-name="Heading_20_2">Chapter 17</text:p>
      <text:p text:style-name="P1"><text:span text:style-name="T5">[ScID:47]</text:span></text:p>
      <text:p text:style-name="P4"/>
      <text:p text:style-name="P1"><text:span text:style-name="T5">[/ScID]</text:span></text:p>
      <text:p text:style-name="Heading_20_4">* * *</text:p>
      <text:p text:style-name="P1"><text:span text:style-name="T5">[ScID:49]</text:span></text:p>
      <text:p text:style-name="P4"/>
      <text:p text:style-name="P1"><text:span text:style-name="T5">[/ScID]</text:span></text:p>
      <text:p text:style-name="P1"><text:span text:style-name="T5">[/ChID]</text:span></text:p>
      <text:p text:style-name="P1"><text:soft-page-break/><text:span text:style-name="T5">[ChID:35]</text:span></text:p>
      <text:p text:style-name="Heading_20_1">Part 2</text:p>
      <text:p text:style-name="P1"><text:span text:style-name="T5">[/ChID]</text:span></text:p>
      <text:p text:style-name="P1"><text:span text:style-name="T5">[ChID:18]</text:span></text:p>
      <text:p text:style-name="Heading_20_2">Chapter 18</text:p>
      <text:p text:style-name="P1"><text:span text:style-name="T5">[ScID:51]</text:span></text:p>
      <text:p text:style-name="P4"/>
      <text:p text:style-name="P1"><text:span text:style-name="T5">[/ScID]</text:span></text:p>
      <text:p text:style-name="Heading_20_4">* * *</text:p>
      <text:p text:style-name="P1"><text:span text:style-name="T5">[ScID:53]</text:span></text:p>
      <text:p text:style-name="P4"/>
      <text:p text:style-name="P1"><text:span text:style-name="T5">[/ScID]</text:span></text:p>
      <text:p text:style-name="P1"><text:span text:style-name="T5">[/ChID]</text:span></text:p>
      <text:p text:style-name="P1"><text:span text:style-name="T5">[ChID:19]</text:span></text:p>
      <text:p text:style-name="Heading_20_2">Chapter 19</text:p>
      <text:p text:style-name="P1"><text:span text:style-name="T5">[ScID:55]</text:span></text:p>
      <text:p text:style-name="P4"/>
      <text:p text:style-name="P1"><text:span text:style-name="T5">[/ScID]</text:span></text:p>
      <text:p text:style-name="Heading_20_4">* * *</text:p>
      <text:p text:style-name="P1"><text:span text:style-name="T5">[ScID:57]</text:span></text:p>
      <text:p text:style-name="P4"/>
      <text:p text:style-name="P1"><text:soft-page-break/><text:span text:style-name="T5">[/ScID]</text:span></text:p>
      <text:p text:style-name="P1"><text:span text:style-name="T5">[/ChID]</text:span></text:p>
      <text:p text:style-name="P1"><text:span text:style-name="T5">[ChID:20]</text:span></text:p>
      <text:p text:style-name="Heading_20_2">Chapter 20</text:p>
      <text:p text:style-name="P1"><text:span text:style-name="T5">[ScID:60]</text:span></text:p>
      <text:p text:style-name="P4"/>
      <text:p text:style-name="P1"><text:span text:style-name="T5">[/ScID]</text:span></text:p>
      <text:p text:style-name="Heading_20_4">* * *</text:p>
      <text:p text:style-name="P1"><text:span text:style-name="T5">[ScID:62]</text:span></text:p>
      <text:p text:style-name="P4"/>
      <text:p text:style-name="P1"><text:span text:style-name="T5">[/ScID]</text:span></text:p>
      <text:p text:style-name="Heading_20_4">* * *</text:p>
      <text:p text:style-name="P1"><text:span text:style-name="T5">[ScID:64]</text:span></text:p>
      <text:p text:style-name="P4"/>
      <text:p text:style-name="P1"><text:span text:style-name="T5">[/ScID]</text:span></text:p>
      <text:p text:style-name="P1"><text:span text:style-name="T5">[/ChID]</text:span></text:p>
      <text:p text:style-name="P1"><text:span text:style-name="T5">[ChID:21]</text:span></text:p>
      <text:p text:style-name="Heading_20_2">Chapter 21</text:p>
      <text:p text:style-name="P1"><text:span text:style-name="T5">[ScID:66]</text:span></text:p>
      <text:p text:style-name="P4"/>
      <text:p text:style-name="P1"><text:span text:style-name="T5">[/ScID]</text:span></text:p>
      <text:p text:style-name="Heading_20_4"><text:soft-page-break/>* * *</text:p>
      <text:p text:style-name="P1"><text:span text:style-name="T5">[ScID:68]</text:span></text:p>
      <text:p text:style-name="P4"/>
      <text:p text:style-name="P1"><text:span text:style-name="T5">[/ScID]</text:span></text:p>
      <text:p text:style-name="P1"><text:span text:style-name="T5">[/ChID]</text:span></text:p>
      <text:p text:style-name="P1"><text:span text:style-name="T5">[ChID:22]</text:span></text:p>
      <text:p text:style-name="Heading_20_2">Chapter 22</text:p>
      <text:p text:style-name="P1"><text:span text:style-name="T5">[ScID:71]</text:span></text:p>
      <text:p text:style-name="P4"/>
      <text:p text:style-name="P1"><text:span text:style-name="T5">[/ScID]</text:span></text:p>
      <text:p text:style-name="P1"><text:span text:style-name="T5">[/ChID]</text:span></text:p>
      <text:p text:style-name="P1"><text:span text:style-name="T5">[ChID:23]</text:span></text:p>
      <text:p text:style-name="Heading_20_2">Chapter 23</text:p>
      <text:p text:style-name="P1"><text:span text:style-name="T5">[ScID:74]</text:span></text:p>
      <text:p text:style-name="P4"/>
      <text:p text:style-name="P1"><text:span text:style-name="T5">[/ScID]</text:span></text:p>
      <text:p text:style-name="P1"><text:span text:style-name="T5">[/ChID]</text:span></text:p>
      <text:p text:style-name="P1"><text:span text:style-name="T5">[ChID:24]</text:span></text:p>
      <text:p text:style-name="Heading_20_2">Chapter 24</text:p>
      <text:p text:style-name="P1"><text:span text:style-name="T5">[ScID:77]</text:span></text:p>
      <text:p text:style-name="P4"/>
      <text:p text:style-name="P1"><text:soft-page-break/><text:span text:style-name="T5">[/ScID]</text:span></text:p>
      <text:p text:style-name="Heading_20_4">* * *</text:p>
      <text:p text:style-name="P1"><text:span text:style-name="T5">[ScID:79]</text:span></text:p>
      <text:p text:style-name="P4"/>
      <text:p text:style-name="P1"><text:span text:style-name="T5">[/ScID]</text:span></text:p>
      <text:p text:style-name="Heading_20_4">* * *</text:p>
      <text:p text:style-name="P1"><text:span text:style-name="T5">[ScID:81]</text:span></text:p>
      <text:p text:style-name="P4"/>
      <text:p text:style-name="P1"><text:span text:style-name="T5">[/ScID]</text:span></text:p>
      <text:p text:style-name="P1"><text:span text:style-name="T5">[/ChID]</text:span></text:p>
      <text:p text:style-name="P1"><text:span text:style-name="T5">[ChID:25]</text:span></text:p>
      <text:p text:style-name="Heading_20_2">Chapter 25</text:p>
      <text:p text:style-name="P1"><text:span text:style-name="T5">[ScID:84]</text:span></text:p>
      <text:p text:style-name="P4"/>
      <text:p text:style-name="P1"><text:span text:style-name="T5">[/ScID]</text:span></text:p>
      <text:p text:style-name="Heading_20_4">* * *</text:p>
      <text:p text:style-name="P1"><text:span text:style-name="T5">[ScID:86]</text:span></text:p>
      <text:p text:style-name="P4"/>
      <text:p text:style-name="P1"><text:span text:style-name="T5">[/ScID]</text:span></text:p>
      <text:p text:style-name="P1"><text:span text:style-name="T5">[/ChID]</text:span></text:p>
      <text:p text:style-name="P1"><text:span text:style-name="T5">[ChID:26]</text:span></text:p>
      <text:p text:style-name="Heading_20_2"><text:soft-page-break/>Chapter 26</text:p>
      <text:p text:style-name="P1"><text:span text:style-name="T5">[ScID:89]</text:span></text:p>
      <text:p text:style-name="P4"/>
      <text:p text:style-name="P1"><text:span text:style-name="T5">[/ScID]</text:span></text:p>
      <text:p text:style-name="P1"><text:span text:style-name="T5">[/ChID]</text:span></text:p>
      <text:p text:style-name="P1"><text:span text:style-name="T5">[ChID:27]</text:span></text:p>
      <text:p text:style-name="Heading_20_2">Chapter 27</text:p>
      <text:p text:style-name="P1"><text:span text:style-name="T5">[ScID:92]</text:span></text:p>
      <text:p text:style-name="P4"/>
      <text:p text:style-name="P1"><text:span text:style-name="T5">[/ScID]</text:span></text:p>
      <text:p text:style-name="Heading_20_4">* * *</text:p>
      <text:p text:style-name="P1"><text:span text:style-name="T5">[ScID:94]</text:span></text:p>
      <text:p text:style-name="P4"/>
      <text:p text:style-name="P1"><text:span text:style-name="T5">[/ScID]</text:span></text:p>
      <text:p text:style-name="P1"><text:span text:style-name="T5">[/ChID]</text:span></text:p>
      <text:p text:style-name="P1"><text:span text:style-name="T5">[ChID:28]</text:span></text:p>
      <text:p text:style-name="Heading_20_2">Chapter 28</text:p>
      <text:p text:style-name="P1"><text:span text:style-name="T5">[ScID:96]</text:span></text:p>
      <text:p text:style-name="P4"/>
      <text:p text:style-name="P1"><text:span text:style-name="T5">[/ScID]</text:span></text:p>
      <text:p text:style-name="Heading_20_4">* * *</text:p>
      <text:p text:style-name="P1"><text:soft-page-break/><text:span text:style-name="T5">[ScID:98]</text:span></text:p>
      <text:p text:style-name="P4"/>
      <text:p text:style-name="P1"><text:span text:style-name="T5">[/ScID]</text:span></text:p>
      <text:p text:style-name="P1"><text:span text:style-name="T5">[/ChID]</text:span></text:p>
      <text:p text:style-name="P1"><text:span text:style-name="T5">[ChID:29]</text:span></text:p>
      <text:p text:style-name="Heading_20_2">Chapter 29</text:p>
      <text:p text:style-name="P1"><text:span text:style-name="T5">[ScID:101]</text:span></text:p>
      <text:p text:style-name="P4"/>
      <text:p text:style-name="P1"><text:span text:style-name="T5">[/ScID]</text:span></text:p>
      <text:p text:style-name="Heading_20_4">* * *</text:p>
      <text:p text:style-name="P1"><text:span text:style-name="T5">[ScID:103]</text:span></text:p>
      <text:p text:style-name="P4"/>
      <text:p text:style-name="P1"><text:span text:style-name="T5">[/ScID]</text:span></text:p>
      <text:p text:style-name="Heading_20_4">* * *</text:p>
      <text:p text:style-name="P1"><text:span text:style-name="T5">[ScID:105]</text:span></text:p>
      <text:p text:style-name="P4"/>
      <text:p text:style-name="P1"><text:span text:style-name="T5">[/ScID]</text:span></text:p>
      <text:p text:style-name="P1"><text:span text:style-name="T5">[/ChID]</text:span></text:p>
      <text:p text:style-name="P1"><text:span text:style-name="T5">[ChID:30]</text:span></text:p>
      <text:p text:style-name="Heading_20_2">Chapter 30</text:p>
      <text:p text:style-name="P1"><text:span text:style-name="T5">[ScID:108]</text:span></text:p>
      <text:p text:style-name="P4"><text:soft-page-break/></text:p>
      <text:p text:style-name="P1"><text:span text:style-name="T5">[/ScID]</text:span></text:p>
      <text:p text:style-name="Heading_20_4">* * *</text:p>
      <text:p text:style-name="P1"><text:span text:style-name="T5">[ScID:110]</text:span></text:p>
      <text:p text:style-name="P4"/>
      <text:p text:style-name="P1"><text:span text:style-name="T5">[/ScID]</text:span></text:p>
      <text:p text:style-name="Heading_20_4">* * *</text:p>
      <text:p text:style-name="P1"><text:span text:style-name="T5">[ScID:112]</text:span></text:p>
      <text:p text:style-name="P4"/>
      <text:p text:style-name="P1"><text:span text:style-name="T5">[/ScID]</text:span></text:p>
      <text:p text:style-name="P1"><text:span text:style-name="T5">[/ChID]</text:span></text:p>
      <text:p text:style-name="P1"><text:span text:style-name="T5">[ChID:31]</text:span></text:p>
      <text:p text:style-name="Heading_20_2">Chapter 31</text:p>
      <text:p text:style-name="P1"><text:span text:style-name="T5">[ScID:114]</text:span></text:p>
      <text:p text:style-name="P4"/>
      <text:p text:style-name="P1"><text:span text:style-name="T5">[/ScID]</text:span></text:p>
      <text:p text:style-name="Heading_20_4">* * *</text:p>
      <text:p text:style-name="P1"><text:span text:style-name="T5">[ScID:116]</text:span></text:p>
      <text:p text:style-name="P4"/>
      <text:p text:style-name="P1"><text:span text:style-name="T5">[/ScID]</text:span></text:p>
      <text:p text:style-name="P1"><text:span text:style-name="T5">[/ChID]</text:span></text:p>
      <text:p text:style-name="P1"><text:soft-page-break/><text:span text:style-name="T5">[ChID:32]</text:span></text:p>
      <text:p text:style-name="Heading_20_2">Chapter 32</text:p>
      <text:p text:style-name="P1"><text:span text:style-name="T5">[ScID:119]</text:span></text:p>
      <text:p text:style-name="P4"/>
      <text:p text:style-name="P1"><text:span text:style-name="T5">[/ScID]</text:span></text:p>
      <text:p text:style-name="P1"><text:span text:style-name="T5">[/ChID]</text:span></text:p>
      <text:p text:style-name="P1"><text:span text:style-name="T7">[ChID:36 (Unused)]</text:span></text:p>
      <text:p text:style-name="Heading_20_2">Chapter 33</text:p>
      <text:p text:style-name="P1"><text:span text:style-name="T7">[ScID:121 (Unused)]</text:span></text:p>
      <text:p text:style-name="P1"><text:span text:style-name="T2">This text is not needed.</text:span></text:p>
      <text:p text:style-name="P1"><text:span text:style-name="T7">[/ScID (Unused)]</text:span></text:p>
      <text:p text:style-name="P1"><text:span text:style-name="T7">[/ChID (Unus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ourier New" fo:font-size="12pt" fo:language="en" fo:country="AU" style:letter-kerning="false" style:font-name-asian="Courier New1" style:font-size-asian="12pt" style:language-asian="zh" style:country-asian="CN" style:font-name-complex="Courier New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ourier New" fo:font-size="12pt" fo:language="en" fo:country="AU" style:letter-kerning="false" style:font-name-asian="Courier New1" style:font-size-asian="12pt" style:language-asian="zh" style:country-asian="CN" style:font-name-complex="Courier New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72%"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5752in" fo:margin-bottom="0.2874in" loext:contextual-spacing="false" fo:line-height="172%" fo:text-align="center" style:justify-single-word="false" fo:keep-with-next="always"/>
      <style:text-properties fo:font-variant="small-caps" fo:font-weight="bold" style:font-weight-asian="bold"/>
    </style:style>
    <style:style style:name="Heading_20_2" style:display-name="Heading 2" style:family="paragraph" style:parent-style-name="normal" style:next-style-name="Standard" style:default-outline-level="" style:class="text">
      <style:paragraph-properties fo:margin-top="0.5752in" fo:margin-bottom="0.2874in" loext:contextual-spacing="false" fo:line-height="172%" fo:text-align="center" style:justify-single-word="false" fo:keep-with-next="always"/>
      <style:text-properties fo:font-weight="bold" style:font-weight-asian="bold"/>
    </style:style>
    <style:style style:name="Heading_20_3" style:display-name="Heading 3" style:family="paragraph" style:parent-style-name="normal" style:next-style-name="Standard" style:default-outline-level="" style:class="text">
      <style:paragraph-properties fo:margin-top="0.2874in" fo:margin-bottom="0.2874in" loext:contextual-spacing="false" fo:line-height="172%" fo:text-align="center" style:justify-single-word="false" fo:keep-with-next="always"/>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top="0.2874in" fo:margin-bottom="0.2874in" loext:contextual-spacing="false" fo:line-height="172%" fo:text-align="center" style:justify-single-word="false" fo:keep-with-next="always"/>
    </style:style>
    <style:style style:name="Heading_20_5" style:display-name="Heading 5" style:family="paragraph" style:parent-style-name="normal" style:next-style-name="Standard" style:default-outline-level="" style:class="text">
      <style:paragraph-properties fo:line-height="172%" fo:text-align="center" style:justify-single-word="false" fo:keep-with-next="always"/>
    </style:style>
    <style:style style:name="Heading_20_6" style:display-name="Heading 6" style:family="paragraph" style:parent-style-name="normal" style:next-style-name="Standard" style:default-outline-level="" style:class="text">
      <style:paragraph-properties fo:line-height="172%" fo:text-align="center" style:justify-single-word="false" fo:keep-with-next="always"/>
    </style:style>
    <style:style style:name="Title" style:family="paragraph" style:parent-style-name="normal" style:next-style-name="Standard" style:default-outline-level="" style:class="chapter">
      <style:paragraph-properties fo:margin-left="0in" fo:margin-right="0in" fo:margin-top="0in" fo:margin-bottom="0in" loext:contextual-spacing="false" fo:line-height="200%" fo:text-align="center" style:justify-single-word="false" fo:text-indent="0in" style:auto-text-indent="false"/>
      <style:text-properties fo:font-variant="small-caps" fo:font-weight="normal" style:font-weight-asian="normal"/>
    </style:style>
    <style:style style:name="Subtitle" style:family="paragraph" style:parent-style-name="normal" style:next-style-name="Standard" style:default-outline-level="" style:class="chapter">
      <style:paragraph-properties fo:margin-left="0in" fo:margin-right="0in" fo:margin-top="0in" fo:margin-bottom="0in" loext:contextual-spacing="false" fo:line-height="200%" fo:text-align="center" style:justify-single-word="false" fo:text-indent="0in" style:auto-text-indent="false"/>
      <style:text-properties fo:font-variant="normal" fo:text-transform="none" fo:font-style="italic" fo:font-weight="normal" style:font-style-asian="italic" style:font-weight-asian="normal"/>
    </style:style>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72%" fo:text-align="center" style:justify-single-word="false" fo:keep-together="auto" fo:orphans="0" fo:widows="0" fo:text-indent="0in" style:auto-text-indent="false" fo:break-before="auto" fo:break-after="auto" fo:padding="0in" fo:border="none" fo:keep-with-next="auto">
        <style:tab-stops>
          <style:tab-stop style:position="3.3465in" style:type="center"/>
          <style:tab-stop style:position="6.6937in" style:type="right"/>
        </style:tab-stops>
      </style:paragraph-properties>
    </style:style>
    <style:page-layout style:name="Mpm1">
      <style:page-layout-properties fo:page-width="8.2681in" fo:page-height="11.6929in" style:num-format="1" style:print-orientation="portrait" fo:margin-top="1.2598in" fo:margin-bottom="0.9839in" fo:margin-left="1.0634in" fo:margin-right="1.1811in" style:writing-mode="lr-tb" style:layout-grid-color="#c0c0c0" style:layout-grid-lines="2207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598in" fo:margin-left="0in" fo:margin-right="0in" fo:margin-top="0.7201in" style:dynamic-spacing="true"/>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9" meta:paragraph-count="333" meta:word-count="1700" meta:character-count="9858" meta:non-whitespace-character-count="8492"/>
    <meta:generator>LibreOfficeDev/6.0.5.2$Linux_X86_64 LibreOffice_project/</meta:generator>
  </office:meta>
</office:document-meta>
</file>